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1" fo:font-weight="bold" officeooo:rsid="001ab952" officeooo:paragraph-rsid="001ffaa1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Arial1" fo:font-weight="normal" officeooo:rsid="001ffaa1" officeooo:paragraph-rsid="001ffaa1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fo:break-before="page"/>
      <style:text-properties style:font-name="Arial1" fo:font-weight="bold" officeooo:rsid="001ab952" officeooo:paragraph-rsid="001ffaa1" style:font-weight-asian="bold" style:font-weight-complex="bold"/>
    </style:style>
    <style:style style:name="P4" style:family="paragraph" style:parent-style-name="Standard" style:list-style-name="List_20_1"/>
    <style:style style:name="P5" style:family="paragraph" style:parent-style-name="Standard">
      <style:text-properties style:font-name="Arial1"/>
    </style:style>
    <style:style style:name="P6" style:family="paragraph" style:parent-style-name="Standard">
      <style:text-properties style:font-name="Arial1" officeooo:rsid="001ba351" officeooo:paragraph-rsid="001ba351"/>
    </style:style>
    <style:style style:name="P7" style:family="paragraph" style:parent-style-name="Standard" style:list-style-name="List_20_1">
      <style:text-properties style:font-name="Arial1"/>
    </style:style>
    <style:style style:name="P8" style:family="paragraph" style:parent-style-name="Standard" style:list-style-name="List_20_1">
      <style:text-properties style:font-name="Arial1" officeooo:paragraph-rsid="001992dc"/>
    </style:style>
    <style:style style:name="P9" style:family="paragraph" style:parent-style-name="Standard" style:list-style-name="List_20_1">
      <style:text-properties style:font-name="Arial1" officeooo:rsid="001ab952" officeooo:paragraph-rsid="001ab952"/>
    </style:style>
    <style:style style:name="P10" style:family="paragraph" style:parent-style-name="Standard" style:list-style-name="L5">
      <style:text-properties style:font-name="Arial1" officeooo:rsid="001ab952" officeooo:paragraph-rsid="001ffaa1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Arial1" officeooo:rsid="001ab952" officeooo:paragraph-rsid="001ffaa1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Arial1" officeooo:rsid="001ab952" officeooo:paragraph-rsid="0021eae8"/>
    </style:style>
    <style:style style:name="P13" style:family="paragraph" style:parent-style-name="Standard">
      <style:paragraph-properties fo:text-align="start" style:justify-single-word="false"/>
      <style:text-properties style:font-name="Arial1" officeooo:rsid="001ab952" officeooo:paragraph-rsid="0021eae8"/>
    </style:style>
    <style:style style:name="P14" style:family="paragraph" style:parent-style-name="Standard">
      <style:text-properties style:font-name="Arial1" officeooo:rsid="001ab952" officeooo:paragraph-rsid="001a29e9"/>
    </style:style>
    <style:style style:name="P15" style:family="paragraph" style:parent-style-name="Standard" style:list-style-name="List_20_1">
      <style:text-properties style:font-name="Arial1" officeooo:rsid="001a29e9" officeooo:paragraph-rsid="001a29e9"/>
    </style:style>
    <style:style style:name="P16" style:family="paragraph" style:parent-style-name="Standard">
      <style:text-properties style:font-name="Arial1" officeooo:rsid="001a29e9" officeooo:paragraph-rsid="001a29e9"/>
    </style:style>
    <style:style style:name="P17" style:family="paragraph" style:parent-style-name="Standard" style:list-style-name="L1">
      <style:text-properties style:font-name="Arial1" officeooo:rsid="001a29e9" officeooo:paragraph-rsid="001a29e9"/>
    </style:style>
    <style:style style:name="P18" style:family="paragraph" style:parent-style-name="Standard" style:list-style-name="L1">
      <style:text-properties style:font-name="Arial1" officeooo:rsid="001a29e9" officeooo:paragraph-rsid="0024164a"/>
    </style:style>
    <style:style style:name="P19" style:family="paragraph" style:parent-style-name="Standard" style:list-style-name="L5">
      <style:text-properties style:font-name="Arial1" officeooo:rsid="001a29e9" officeooo:paragraph-rsid="001ffaa1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1" officeooo:rsid="001a29e9" officeooo:paragraph-rsid="0024164a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Arial1" officeooo:rsid="001a29e9" officeooo:paragraph-rsid="0024164a"/>
    </style:style>
    <style:style style:name="P22" style:family="paragraph" style:parent-style-name="Standard">
      <style:text-properties style:font-name="Arial1" officeooo:rsid="001a29e9" officeooo:paragraph-rsid="0024164a"/>
    </style:style>
    <style:style style:name="P23" style:family="paragraph" style:parent-style-name="Standard">
      <style:paragraph-properties fo:text-align="start" style:justify-single-word="false"/>
      <style:text-properties style:font-name="Arial1" officeooo:rsid="001ffaa1" officeooo:paragraph-rsid="001ffaa1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Arial1" officeooo:rsid="001ffaa1" officeooo:paragraph-rsid="001ffaa1"/>
    </style:style>
    <style:style style:name="P25" style:family="paragraph" style:parent-style-name="Standard" style:list-style-name="L5">
      <style:text-properties style:font-name="Arial1" officeooo:paragraph-rsid="001ffaa1"/>
    </style:style>
    <style:style style:name="P26" style:family="paragraph" style:parent-style-name="Standard" style:list-style-name="L5">
      <style:text-properties style:font-name="Arial1" officeooo:paragraph-rsid="0021eae8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Arial1" officeooo:rsid="0021eae8" officeooo:paragraph-rsid="0021eae8"/>
    </style:style>
    <style:style style:name="P28" style:family="paragraph" style:parent-style-name="Standard">
      <style:paragraph-properties fo:text-align="start" style:justify-single-word="false"/>
      <style:text-properties style:font-name="Arial1" officeooo:rsid="00224283" officeooo:paragraph-rsid="00224283"/>
    </style:style>
    <style:style style:name="P29" style:family="paragraph" style:parent-style-name="Standard">
      <style:paragraph-properties fo:text-align="start" style:justify-single-word="false"/>
      <style:text-properties style:font-name="Arial1" officeooo:rsid="0024164a" officeooo:paragraph-rsid="0024164a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1ffaa1"/>
    </style:style>
    <style:style style:name="P31" style:family="paragraph" style:parent-style-name="Standard">
      <style:paragraph-properties fo:text-align="start" style:justify-single-word="false"/>
      <style:text-properties officeooo:paragraph-rsid="001ffaa1"/>
    </style:style>
    <style:style style:name="P32" style:family="paragraph" style:parent-style-name="Standard" style:list-style-name="L3">
      <style:text-properties officeooo:paragraph-rsid="001ffaa1"/>
    </style:style>
    <style:style style:name="P33" style:family="paragraph" style:parent-style-name="Standard">
      <style:paragraph-properties fo:text-align="start" style:justify-single-word="false"/>
      <style:text-properties officeooo:rsid="001ffaa1" officeooo:paragraph-rsid="001ffaa1"/>
    </style:style>
    <style:style style:name="P34" style:family="paragraph" style:parent-style-name="Standard" style:list-style-name="L4">
      <style:text-properties officeooo:paragraph-rsid="001ffaa1"/>
    </style:style>
    <style:style style:name="P35" style:family="paragraph" style:parent-style-name="Standard" style:list-style-name="L6">
      <style:text-properties officeooo:paragraph-rsid="0021eae8"/>
    </style:style>
    <style:style style:name="P36" style:family="paragraph" style:parent-style-name="Standard" style:list-style-name="L1">
      <style:text-properties officeooo:paragraph-rsid="0024164a"/>
    </style:style>
    <style:style style:name="T1" style:family="text">
      <style:text-properties officeooo:rsid="00151792"/>
    </style:style>
    <style:style style:name="T2" style:family="text">
      <style:text-properties officeooo:rsid="0016c256"/>
    </style:style>
    <style:style style:name="T3" style:family="text">
      <style:text-properties officeooo:rsid="00174aee"/>
    </style:style>
    <style:style style:name="T4" style:family="text">
      <style:text-properties officeooo:rsid="0017950d"/>
    </style:style>
    <style:style style:name="T5" style:family="text">
      <style:text-properties officeooo:rsid="001a29e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d2e29"/>
    </style:style>
    <style:style style:name="T8" style:family="text">
      <style:text-properties style:text-underline-style="none"/>
    </style:style>
    <style:style style:name="T9" style:family="text">
      <style:text-properties officeooo:rsid="001ab952"/>
    </style:style>
    <style:style style:name="T10" style:family="text">
      <style:text-properties officeooo:rsid="001f3cb6"/>
    </style:style>
    <style:style style:name="T11" style:family="text">
      <style:text-properties style:font-name="Arial1"/>
    </style:style>
    <style:style style:name="T12" style:family="text">
      <style:text-properties style:font-name="Arial1" officeooo:rsid="001a29e9"/>
    </style:style>
    <style:style style:name="T13" style:family="text">
      <style:text-properties style:font-name="Arial1" officeooo:rsid="0017950d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style:font-name="Arial1" fo:font-weight="normal" officeooo:rsid="001ffaa1" style:font-weight-asian="normal" style:font-weight-complex="normal"/>
    </style:style>
    <style:style style:name="T16" style:family="text">
      <style:text-properties style:font-name="Arial1" officeooo:rsid="00174aee"/>
    </style:style>
    <style:style style:name="T17" style:family="text">
      <style:text-properties style:font-name="Arial1" officeooo:rsid="001ab952"/>
    </style:style>
    <style:style style:name="T18" style:family="text">
      <style:text-properties style:font-name="Arial1" officeooo:rsid="0015179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1eae8" style:font-weight-asian="normal" style:font-weight-complex="normal"/>
    </style:style>
    <style:style style:name="T21" style:family="text">
      <style:text-properties fo:font-weight="normal" officeooo:rsid="001ab952" style:font-weight-asian="normal" style:font-weight-complex="normal"/>
    </style:style>
    <style:style style:name="T22" style:family="text">
      <style:text-properties officeooo:rsid="0021eae8"/>
    </style:style>
    <style:style style:name="T23" style:family="text">
      <style:text-properties fo:font-weight="bold" officeooo:rsid="0016c256" style:font-weight-asian="bold" style:font-weight-complex="bold"/>
    </style:style>
    <style:style style:name="T24" style:family="text">
      <style:text-properties officeooo:rsid="002416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iagnostics – Special Issue</text:p>
      <text:p text:style-name="Standard"><text:a xlink:type="simple" xlink:href="https://www.mdpi.com/journal/diagnostics/special_issues/dementia_diagnosis" text:style-name="Internet_20_link" text:visited-style-name="Visited_20_Internet_20_Link"><text:span text:style-name="T11">https://www.mdpi.com/journal/diagnostics/special_issues/dementia_diagnosis</text:span></text:a></text:p>
      <text:p text:style-name="P5"/>
      <text:p text:style-name="P6">Send a<text:span text:style-name="T10">n</text:span> outline – April 29 </text:p>
      <text:p text:style-name="P6">Skype meeting May 2/3?</text:p>
      <text:p text:style-name="P5"/>
      <text:p text:style-name="P5">Diagnosis of Dementia and Cognitive Impairment</text:p>
      <text:list xml:id="list2450123073" text:style-name="List_20_1">
        <text:list-item>
          <text:p text:style-name="P7">the ‘dementia diagnosis gap’</text:p>
        </text:list-item>
        <text:list-item>
          <text:p text:style-name="P7">For planned papers, a title and short abstract (about 100 words) can be sent to the Editorial Office for announcement on this website.</text:p>
        </text:list-item>
        <text:list-item>
          <text:p text:style-name="P4"><text:span text:style-name="T18">Planned Papers: A. Burns ‘</text:span><text:span text:style-name="T11">Should we screen for dementia and delirium?’</text:span></text:p>
        </text:list-item>
      </text:list>
      <text:p text:style-name="P5"/>
      <text:p text:style-name="P16"/>
      <text:p text:style-name="P14"/>
      <text:p text:style-name="P3"><text:span text:style-name="T2">25 years of computerized cognitive assessment – where are we now?</text:span></text:p>
      <text:p text:style-name="P1"/>
      <text:p text:style-name="P2">Introduction</text:p>
      <text:p text:style-name="P2">Cognitive Assessment – Historically</text:p>
      <text:list xml:id="list1735004246" text:style-name="L3">
        <text:list-item>
          <text:p text:style-name="P32"><text:span text:style-name="T11">Barbara </text:span><text:span text:style-name="T12">S</text:span><text:span text:style-name="T11">ahakian – AD and Paired associates learning </text:span><text:span text:style-name="T13">(30 yrs ago)</text:span></text:p>
        </text:list-item>
      </text:list>
      <text:list xml:id="list4196027999" text:style-name="L2">
        <text:list-item>
          <text:p text:style-name="P30"><text:span text:style-name="T15">history: sum up the Dementia Chp 5 – move on to the current state of affairs </text:span></text:p>
        </text:list-item>
      </text:list>
      <text:p text:style-name="P31"><text:span text:style-name="T15"/></text:p>
      <text:p text:style-name="P33"><text:span text:style-name="T14">Cognitive Assessment – in the internet age</text:span></text:p>
      <text:list xml:id="list1543370958" text:style-name="L4">
        <text:list-item>
          <text:p text:style-name="P34"><text:span text:style-name="T11">internet providing new opportunities (bigger, at home)</text:span></text:p>
        </text:list-item>
      </text:list>
      <text:list xml:id="list1551946101" text:style-name="L5">
        <text:list-item>
          <text:p text:style-name="P25">Example of an online tool – CBS. </text:p>
          <text:list>
            <text:list-item>
              <text:p text:style-name="P10">70 000 people from young to old (8 million test scores) </text:p>
            </text:list-item>
            <text:list-item>
              <text:p text:style-name="P24"><text:span text:style-name="T19">brief description of Hampshire 2012 Neuron paper </text:span></text:p>
            </text:list-item>
            <text:list-item>
              <text:p text:style-name="P21"><text:span text:style-name="T19">meaningful change and validity scores (from CBS commercial product)</text:span></text:p>
            </text:list-item>
            <text:list-item>
              <text:p text:style-name="P21"><text:span text:style-name="T19">One of the advantages to online testing, calculating on the fly, compute measures like – meaningful change – e.g. digit span – quote CBS materials</text:span></text:p>
            </text:list-item>
          </text:list>
        </text:list-item>
        <text:list-item>
          <text:p text:style-name="P27"><text:span text:style-name="T19">CBS older adult age group data?</text:span></text:p>
          <text:list>
            <text:list-item>
              <text:p text:style-name="P27"><text:span text:style-name="T19">Figure from Conor</text:span></text:p>
            </text:list-item>
          </text:list>
        </text:list-item>
      </text:list>
      <text:p text:style-name="P23"><text:span text:style-name="T19"/></text:p>
      <text:p text:style-name="P29"><text:span text:style-name="T19">Online testing vs alternatives</text:span></text:p>
      <text:list xml:id="list164060313396387" text:continue-numbering="true" text:style-name="L5">
        <text:list-item>
          <text:p text:style-name="P25">People at home vs in lab – Parkinson’s study – <text:span text:style-name="T6">Get figure from Adrian’</text:span><text:span text:style-name="T7">s email</text:span><text:span text:style-name="T8"> </text:span>– never published</text:p>
          <text:list>
            <text:list-item>
              <text:p text:style-name="P19"><text:span text:style-name="T9">Y</text:span>oung controls </text:p>
            </text:list-item>
            <text:list-item>
              <text:p text:style-name="P11"><text:span text:style-name="T19">PD – 17 people – 5 tests </text:span></text:p>
            </text:list-item>
          </text:list>
        </text:list-item>
        <text:list-item>
          <text:p text:style-name="P26">How does this stack up with MoCA and MMSE</text:p>
          <text:list>
            <text:list-item>
              <text:p text:style-name="P12"><text:span text:style-name="T20">summarize</text:span><text:span text:style-name="T19"> Brenkel data, and my data</text:span></text:p>
            </text:list-item>
          </text:list>
        </text:list-item>
      </text:list>
      <text:p text:style-name="P13"><text:span text:style-name="T19"/></text:p>
      <text:p text:style-name="P28"><text:span text:style-name="T19">Conclusion</text:span></text:p>
      <text:p text:style-name="P28"/>
      <text:p text:style-name="P28"><text:span text:style-name="T19">***</text:span></text:p>
      <text:p text:style-name="P22"/>
      <text:p text:style-name="P22">Other things to include?:</text:p>
      <text:list xml:id="list986547765" text:style-name="L1">
        <text:list-item>
          <text:p text:style-name="P18">Get updated CBS score <text:span text:style-name="T22">r</text:span>eport to maybe include as an example of output that can be given to people (on the fly!)</text:p>
        </text:list-item>
        <text:list-item>
          <text:p text:style-name="P36"><text:span text:style-name="T11">2 papers on brain training data (extended from Nature 2010 paper participants</text:span></text:p>
          <text:list>
            <text:list-item>
              <text:p text:style-name="P36"><text:span text:style-name="T11">Corbett, 2015 – </text:span><text:span text:style-name="T16">older people performance?</text:span></text:p>
            </text:list-item>
            <text:list-item>
              <text:p text:style-name="P20"><text:span text:style-name="T21">Ferreira 2014? (these may or may not be relevant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9-04-08T10:23:36.959137967</meta:creation-date>
    <dc:date>2019-04-18T16:40:58.893231796</dc:date>
    <dc:creator>A Sternin</dc:creator>
    <meta:editing-duration>PT5H28M6S</meta:editing-duration>
    <meta:editing-cycles>13</meta:editing-cycles>
    <meta:generator>LibreOffice/6.1.2.1$MacOSX_X86_64 LibreOffice_project/65905a128db06ba48db947242809d14d3f9a93fe</meta:generator>
    <meta:document-statistic meta:table-count="0" meta:image-count="0" meta:object-count="0" meta:page-count="2" meta:paragraph-count="35" meta:word-count="290" meta:character-count="1756" meta:non-whitespace-character-count="1499"/>
    <meta:user-defined meta:name="ZOTERO_PREF_1">&lt;data data-version="3" zotero-version="5.0.65"&gt;&lt;session id="snB4IJWN"/&gt;&lt;style id="http://www.zotero.org/styles/multidisciplinary-digital-publishing-institute" hasBibliography="1" bibliographyStyleHasBeenSet="0"/&gt;&lt;prefs&gt;&lt;pref name="fieldType" value="Refere</meta:user-defined>
    <meta:user-defined meta:name="ZOTERO_PREF_2">nceMark"/&gt;&lt;/prefs&gt;&lt;/data&gt;</meta:user-defined>
  </office:meta>
</office:document-meta>
</file>